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6.16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39.66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48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ce1"/>
        <table:table-column table:style-name="co6" table:default-cell-style-name="ce7"/>
        <table:table-column table:style-name="co6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Detected</text:p>
          </table:table-cell>
          <table:covered-table-cell table:number-columns-repeated="5"/>
          <table:table-cell table:style-name="ce2" office:value-type="string" calcext:value-type="string" table:number-columns-spanned="3" table:number-rows-spanned="1">
            <text:p>Labeled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oints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4" office:value-type="string" calcext:value-type="string">
            <text:p>r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office:value-type="string" calcext:value-type="string">
            <text:p>L2^2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PhoFrame(0000).ply</text:p>
          </table:table-cell>
          <table:table-cell office:value-type="string" calcext:value-type="string">
            <text:p>Y</text:p>
          </table:table-cell>
          <table:table-cell office:value-type="float" office:value="1235" calcext:value-type="float">
            <text:p>1235</text:p>
          </table:table-cell>
          <table:table-cell office:value-type="float" office:value="180.335" calcext:value-type="float">
            <text:p>180.335</text:p>
          </table:table-cell>
          <table:table-cell office:value-type="float" office:value="-90.818" calcext:value-type="float">
            <text:p>-90.818</text:p>
          </table:table-cell>
          <table:table-cell office:value-type="float" office:value="735.674" calcext:value-type="float">
            <text:p>735.674</text:p>
          </table:table-cell>
          <table:table-cell office:value-type="float" office:value="20.2281" calcext:value-type="float">
            <text:p>20.2281</text:p>
          </table:table-cell>
          <table:table-cell office:value-type="float" office:value="-116.398" calcext:value-type="float">
            <text:p>-116.398</text:p>
          </table:table-cell>
          <table:table-cell office:value-type="float" office:value="-102.548" calcext:value-type="float">
            <text:p>-102.548</text:p>
          </table:table-cell>
          <table:table-cell office:value-type="float" office:value="786.796" calcext:value-type="float">
            <text:p>786.796</text:p>
          </table:table-cell>
          <table:table-cell table:formula="of:=([.D3]-[.H3])^2 + ([.I3]-[.E3])^2+([.J3]-[.F3])^2" office:value-type="float" office:value="90801.525073" calcext:value-type="float">
            <text:p>90801.525073</text:p>
          </table:table-cell>
          <table:table-cell table:formula="of:=SQRT([.K3])" office:value-type="float" office:value="301.332914022017" calcext:value-type="float">
            <text:p>301.332914022017</text:p>
          </table:table-cell>
        </table:table-row>
        <table:table-row table:style-name="ro1">
          <table:table-cell office:value-type="string" calcext:value-type="string">
            <text:p>PhoFrame(0001).ply</text:p>
          </table:table-cell>
          <table:table-cell office:value-type="string" calcext:value-type="string">
            <text:p>Y</text:p>
          </table:table-cell>
          <table:table-cell office:value-type="float" office:value="1832" calcext:value-type="float">
            <text:p>1832</text:p>
          </table:table-cell>
          <table:table-cell office:value-type="float" office:value="-122.827" calcext:value-type="float">
            <text:p>-122.827</text:p>
          </table:table-cell>
          <table:table-cell office:value-type="float" office:value="-170.521" calcext:value-type="float">
            <text:p>-170.521</text:p>
          </table:table-cell>
          <table:table-cell office:value-type="float" office:value="706.677" calcext:value-type="float">
            <text:p>706.677</text:p>
          </table:table-cell>
          <table:table-cell office:value-type="float" office:value="20.3517" calcext:value-type="float">
            <text:p>20.3517</text:p>
          </table:table-cell>
          <table:table-cell office:value-type="float" office:value="-122.727" calcext:value-type="float">
            <text:p>-122.727</text:p>
          </table:table-cell>
          <table:table-cell office:value-type="float" office:value="-170.4" calcext:value-type="float">
            <text:p>-170.4</text:p>
          </table:table-cell>
          <table:table-cell office:value-type="float" office:value="706.62" calcext:value-type="float">
            <text:p>706.62</text:p>
          </table:table-cell>
          <table:table-cell table:formula="of:=([.D4]-[.H4])^2 + ([.I4]-[.E4])^2+([.J4]-[.F4])^2" office:value-type="float" office:value="0.0278899999999961" calcext:value-type="float">
            <text:p>0.027889999999996</text:p>
          </table:table-cell>
          <table:table-cell table:formula="of:=SQRT([.K4])" office:value-type="float" office:value="0.167002993985126" calcext:value-type="float">
            <text:p>0.167002993985126</text:p>
          </table:table-cell>
        </table:table-row>
        <table:table-row table:style-name="ro1">
          <table:table-cell office:value-type="string" calcext:value-type="string">
            <text:p>PhoFrame(0002).ply</text:p>
          </table:table-cell>
          <table:table-cell office:value-type="string" calcext:value-type="string">
            <text:p>Y</text:p>
          </table:table-cell>
          <table:table-cell office:value-type="float" office:value="1731" calcext:value-type="float">
            <text:p>1731</text:p>
          </table:table-cell>
          <table:table-cell office:value-type="float" office:value="-127.66" calcext:value-type="float">
            <text:p>-127.66</text:p>
          </table:table-cell>
          <table:table-cell office:value-type="float" office:value="10.1173" calcext:value-type="float">
            <text:p>10.1173</text:p>
          </table:table-cell>
          <table:table-cell office:value-type="float" office:value="710.454" calcext:value-type="float">
            <text:p>710.454</text:p>
          </table:table-cell>
          <table:table-cell office:value-type="float" office:value="20.2029" calcext:value-type="float">
            <text:p>20.2029</text:p>
          </table:table-cell>
          <table:table-cell office:value-type="float" office:value="-127.608" calcext:value-type="float">
            <text:p>-127.608</text:p>
          </table:table-cell>
          <table:table-cell office:value-type="float" office:value="10.154" calcext:value-type="float">
            <text:p>10.154</text:p>
          </table:table-cell>
          <table:table-cell office:value-type="float" office:value="710.52" calcext:value-type="float">
            <text:p>710.52</text:p>
          </table:table-cell>
          <table:table-cell table:formula="of:=([.D5]-[.H5])^2 + ([.I5]-[.E5])^2+([.J5]-[.F5])^2" office:value-type="float" office:value="0.00840689000000328" calcext:value-type="float">
            <text:p>0.008406890000003</text:p>
          </table:table-cell>
          <table:table-cell table:formula="of:=SQRT([.K5])" office:value-type="float" office:value="0.0916890942261035" calcext:value-type="float">
            <text:p>0.091689094226104</text:p>
          </table:table-cell>
        </table:table-row>
        <table:table-row table:style-name="ro1">
          <table:table-cell office:value-type="string" calcext:value-type="string">
            <text:p>PhoFrame(0003).ply</text:p>
          </table:table-cell>
          <table:table-cell office:value-type="string" calcext:value-type="string">
            <text:p>Y</text:p>
          </table:table-cell>
          <table:table-cell office:value-type="float" office:value="1424" calcext:value-type="float">
            <text:p>1424</text:p>
          </table:table-cell>
          <table:table-cell office:value-type="float" office:value="29.5975" calcext:value-type="float">
            <text:p>29.5975</text:p>
          </table:table-cell>
          <table:table-cell office:value-type="float" office:value="14.8242" calcext:value-type="float">
            <text:p>14.8242</text:p>
          </table:table-cell>
          <table:table-cell office:value-type="float" office:value="681.291" calcext:value-type="float">
            <text:p>681.291</text:p>
          </table:table-cell>
          <table:table-cell office:value-type="float" office:value="20.2559" calcext:value-type="float">
            <text:p>20.2559</text:p>
          </table:table-cell>
          <table:table-cell office:value-type="float" office:value="29.619" calcext:value-type="float">
            <text:p>29.619</text:p>
          </table:table-cell>
          <table:table-cell office:value-type="float" office:value="14.872" calcext:value-type="float">
            <text:p>14.872</text:p>
          </table:table-cell>
          <table:table-cell office:value-type="float" office:value="681.39" calcext:value-type="float">
            <text:p>681.39</text:p>
          </table:table-cell>
          <table:table-cell table:formula="of:=([.D6]-[.H6])^2 + ([.I6]-[.E6])^2+([.J6]-[.F6])^2" office:value-type="float" office:value="0.0125480899999867" calcext:value-type="float">
            <text:p>0.012548089999987</text:p>
          </table:table-cell>
          <table:table-cell table:formula="of:=SQRT([.K6])" office:value-type="float" office:value="0.112018257440413" calcext:value-type="float">
            <text:p>0.112018257440413</text:p>
          </table:table-cell>
        </table:table-row>
        <table:table-row table:style-name="ro1">
          <table:table-cell office:value-type="string" calcext:value-type="string">
            <text:p>PhoFrame(0004).ply</text:p>
          </table:table-cell>
          <table:table-cell office:value-type="string" calcext:value-type="string">
            <text:p>Y</text:p>
          </table:table-cell>
          <table:table-cell office:value-type="float" office:value="1234" calcext:value-type="float">
            <text:p>1234</text:p>
          </table:table-cell>
          <table:table-cell office:value-type="float" office:value="175.702" calcext:value-type="float">
            <text:p>175.702</text:p>
          </table:table-cell>
          <table:table-cell office:value-type="float" office:value="19.3276" calcext:value-type="float">
            <text:p>19.3276</text:p>
          </table:table-cell>
          <table:table-cell office:value-type="float" office:value="654.614" calcext:value-type="float">
            <text:p>654.614</text:p>
          </table:table-cell>
          <table:table-cell office:value-type="float" office:value="20.2183" calcext:value-type="float">
            <text:p>20.2183</text:p>
          </table:table-cell>
          <table:table-cell table:style-name="Default" table:number-columns-repeated="2"/>
          <table:table-cell table:style-name="ce5"/>
          <table:table-cell table:formula="of:=([.D7]-[.H7])^2 + ([.I7]-[.E7])^2+([.J7]-[.F7])^2" office:value-type="float" office:value="459764.23792176" calcext:value-type="float">
            <text:p>459764.23792176</text:p>
          </table:table-cell>
          <table:table-cell table:formula="of:=SQRT([.K7])" office:value-type="float" office:value="678.059169926755" calcext:value-type="float">
            <text:p>678.059169926755</text:p>
          </table:table-cell>
        </table:table-row>
        <table:table-row table:style-name="ro1">
          <table:table-cell office:value-type="string" calcext:value-type="string">
            <text:p>PhoFrame(0005).ply</text:p>
          </table:table-cell>
          <table:table-cell office:value-type="string" calcext:value-type="string">
            <text:p>Y</text:p>
          </table:table-cell>
          <table:table-cell office:value-type="float" office:value="1538" calcext:value-type="float">
            <text:p>1538</text:p>
          </table:table-cell>
          <table:table-cell office:value-type="float" office:value="168.917" calcext:value-type="float">
            <text:p>168.917</text:p>
          </table:table-cell>
          <table:table-cell office:value-type="float" office:value="8.86532" calcext:value-type="float">
            <text:p>8.86532</text:p>
          </table:table-cell>
          <table:table-cell office:value-type="float" office:value="654.183" calcext:value-type="float">
            <text:p>654.183</text:p>
          </table:table-cell>
          <table:table-cell office:value-type="float" office:value="20.3445" calcext:value-type="float">
            <text:p>20.3445</text:p>
          </table:table-cell>
          <table:table-cell office:value-type="float" office:value="168.906" calcext:value-type="float">
            <text:p>168.906</text:p>
          </table:table-cell>
          <table:table-cell office:value-type="float" office:value="8.919" calcext:value-type="float">
            <text:p>8.919</text:p>
          </table:table-cell>
          <table:table-cell office:value-type="float" office:value="654.248" calcext:value-type="float">
            <text:p>654.248</text:p>
          </table:table-cell>
          <table:table-cell table:formula="of:=([.D8]-[.H8])^2 + ([.I8]-[.E8])^2+([.J8]-[.F8])^2" office:value-type="float" office:value="0.00722754240000699" calcext:value-type="float">
            <text:p>0.007227542400007</text:p>
          </table:table-cell>
          <table:table-cell table:formula="of:=SQRT([.K8])" office:value-type="float" office:value="0.0850149539787383" calcext:value-type="float">
            <text:p>0.085014953978738</text:p>
          </table:table-cell>
        </table:table-row>
        <table:table-row table:style-name="ro1">
          <table:table-cell office:value-type="string" calcext:value-type="string">
            <text:p>PhoFrame(0006).ply</text:p>
          </table:table-cell>
          <table:table-cell office:value-type="string" calcext:value-type="string">
            <text:p>Y</text:p>
          </table:table-cell>
          <table:table-cell office:value-type="float" office:value="1652" calcext:value-type="float">
            <text:p>1652</text:p>
          </table:table-cell>
          <table:table-cell office:value-type="float" office:value="167.493" calcext:value-type="float">
            <text:p>167.493</text:p>
          </table:table-cell>
          <table:table-cell office:value-type="float" office:value="-85.7606" calcext:value-type="float">
            <text:p>-85.7606</text:p>
          </table:table-cell>
          <table:table-cell office:value-type="float" office:value="652.929" calcext:value-type="float">
            <text:p>652.929</text:p>
          </table:table-cell>
          <table:table-cell office:value-type="float" office:value="20.2935" calcext:value-type="float">
            <text:p>20.2935</text:p>
          </table:table-cell>
          <table:table-cell office:value-type="float" office:value="167.474" calcext:value-type="float">
            <text:p>167.474</text:p>
          </table:table-cell>
          <table:table-cell office:value-type="float" office:value="-85.702" calcext:value-type="float">
            <text:p>-85.702</text:p>
          </table:table-cell>
          <table:table-cell office:value-type="float" office:value="653.016" calcext:value-type="float">
            <text:p>653.016</text:p>
          </table:table-cell>
          <table:table-cell table:formula="of:=([.D9]-[.H9])^2 + ([.I9]-[.E9])^2+([.J9]-[.F9])^2" office:value-type="float" office:value="0.0113639599999981" calcext:value-type="float">
            <text:p>0.011363959999998</text:p>
          </table:table-cell>
          <table:table-cell table:formula="of:=SQRT([.K9])" office:value-type="float" office:value="0.106601876156089" calcext:value-type="float">
            <text:p>0.106601876156089</text:p>
          </table:table-cell>
        </table:table-row>
        <table:table-row table:style-name="ro1">
          <table:table-cell office:value-type="string" calcext:value-type="string">
            <text:p>PhoFrame(0007).ply</text:p>
          </table:table-cell>
          <table:table-cell office:value-type="string" calcext:value-type="string">
            <text:p>Y</text:p>
          </table:table-cell>
          <table:table-cell office:value-type="float" office:value="1790" calcext:value-type="float">
            <text:p>1790</text:p>
          </table:table-cell>
          <table:table-cell office:value-type="float" office:value="170.417" calcext:value-type="float">
            <text:p>170.417</text:p>
          </table:table-cell>
          <table:table-cell office:value-type="float" office:value="-197.055" calcext:value-type="float">
            <text:p>-197.055</text:p>
          </table:table-cell>
          <table:table-cell office:value-type="float" office:value="650.452" calcext:value-type="float">
            <text:p>650.452</text:p>
          </table:table-cell>
          <table:table-cell office:value-type="float" office:value="20.2861" calcext:value-type="float">
            <text:p>20.2861</text:p>
          </table:table-cell>
          <table:table-cell office:value-type="float" office:value="170.408" calcext:value-type="float">
            <text:p>170.408</text:p>
          </table:table-cell>
          <table:table-cell office:value-type="float" office:value="-197.048" calcext:value-type="float">
            <text:p>-197.048</text:p>
          </table:table-cell>
          <table:table-cell office:value-type="float" office:value="650.511" calcext:value-type="float">
            <text:p>650.511</text:p>
          </table:table-cell>
          <table:table-cell table:formula="of:=([.D10]-[.H10])^2 + ([.I10]-[.E10])^2+([.J10]-[.F10])^2" office:value-type="float" office:value="0.00361099999999668" calcext:value-type="float">
            <text:p>0.003610999999997</text:p>
          </table:table-cell>
          <table:table-cell table:formula="of:=SQRT([.K10])" office:value-type="float" office:value="0.0600915967502669" calcext:value-type="float">
            <text:p>0.060091596750267</text:p>
          </table:table-cell>
        </table:table-row>
        <table:table-row table:style-name="ro1">
          <table:table-cell office:value-type="string" calcext:value-type="string">
            <text:p>PhoFrame(0008).ply</text:p>
          </table:table-cell>
          <table:table-cell office:value-type="string" calcext:value-type="string">
            <text:p>Y</text:p>
          </table:table-cell>
          <table:table-cell office:value-type="float" office:value="1685" calcext:value-type="float">
            <text:p>1685</text:p>
          </table:table-cell>
          <table:table-cell office:value-type="float" office:value="-7.79071" calcext:value-type="float">
            <text:p>-7.79071</text:p>
          </table:table-cell>
          <table:table-cell office:value-type="float" office:value="-184.254" calcext:value-type="float">
            <text:p>-184.254</text:p>
          </table:table-cell>
          <table:table-cell office:value-type="float" office:value="679.652" calcext:value-type="float">
            <text:p>679.652</text:p>
          </table:table-cell>
          <table:table-cell office:value-type="float" office:value="20.1222" calcext:value-type="float">
            <text:p>20.1222</text:p>
          </table:table-cell>
          <table:table-cell office:value-type="float" office:value="-7.643" calcext:value-type="float">
            <text:p>-7.643</text:p>
          </table:table-cell>
          <table:table-cell office:value-type="float" office:value="-184.331" calcext:value-type="float">
            <text:p>-184.331</text:p>
          </table:table-cell>
          <table:table-cell office:value-type="float" office:value="679.379" calcext:value-type="float">
            <text:p>679.379</text:p>
          </table:table-cell>
          <table:table-cell table:formula="of:=([.D11]-[.H11])^2 + ([.I11]-[.E11])^2+([.J11]-[.F11])^2" office:value-type="float" office:value="0.102276244100013" calcext:value-type="float">
            <text:p>0.102276244100013</text:p>
          </table:table-cell>
          <table:table-cell table:formula="of:=SQRT([.K11])" office:value-type="float" office:value="0.319806572946857" calcext:value-type="float">
            <text:p>0.319806572946857</text:p>
          </table:table-cell>
        </table:table-row>
        <table:table-row table:style-name="ro1">
          <table:table-cell office:value-type="string" calcext:value-type="string">
            <text:p>PhoFrame(0009).ply</text:p>
          </table:table-cell>
          <table:table-cell office:value-type="string" calcext:value-type="string">
            <text:p>Y</text:p>
          </table:table-cell>
          <table:table-cell office:value-type="float" office:value="1477" calcext:value-type="float">
            <text:p>1477</text:p>
          </table:table-cell>
          <table:table-cell office:value-type="float" office:value="21.7495" calcext:value-type="float">
            <text:p>21.7495</text:p>
          </table:table-cell>
          <table:table-cell office:value-type="float" office:value="-96.4661" calcext:value-type="float">
            <text:p>-96.4661</text:p>
          </table:table-cell>
          <table:table-cell office:value-type="float" office:value="702.727" calcext:value-type="float">
            <text:p>702.727</text:p>
          </table:table-cell>
          <table:table-cell office:value-type="float" office:value="20.2413" calcext:value-type="float">
            <text:p>20.2413</text:p>
          </table:table-cell>
          <table:table-cell office:value-type="float" office:value="21.744" calcext:value-type="float">
            <text:p>21.744</text:p>
          </table:table-cell>
          <table:table-cell office:value-type="float" office:value="-96.474" calcext:value-type="float">
            <text:p>-96.474</text:p>
          </table:table-cell>
          <table:table-cell office:value-type="float" office:value="702.877" calcext:value-type="float">
            <text:p>702.877</text:p>
          </table:table-cell>
          <table:table-cell table:formula="of:=([.D12]-[.H12])^2 + ([.I12]-[.E12])^2+([.J12]-[.F12])^2" office:value-type="float" office:value="0.0225926599999933" calcext:value-type="float">
            <text:p>0.022592659999993</text:p>
          </table:table-cell>
          <table:table-cell table:formula="of:=SQRT([.K12])" office:value-type="float" office:value="0.150308549324359" calcext:value-type="float">
            <text:p>0.150308549324359</text:p>
          </table:table-cell>
        </table:table-row>
        <table:table-row table:style-name="ro1">
          <table:table-cell office:value-type="string" calcext:value-type="string">
            <text:p>PhoFrame(00010).ply</text:p>
          </table:table-cell>
          <table:table-cell office:value-type="string" calcext:value-type="string">
            <text:p>Y</text:p>
          </table:table-cell>
          <table:table-cell office:value-type="float" office:value="1742" calcext:value-type="float">
            <text:p>1742</text:p>
          </table:table-cell>
          <table:table-cell office:value-type="float" office:value="-54.4977" calcext:value-type="float">
            <text:p>-54.4977</text:p>
          </table:table-cell>
          <table:table-cell office:value-type="float" office:value="-70.1152" calcext:value-type="float">
            <text:p>-70.1152</text:p>
          </table:table-cell>
          <table:table-cell office:value-type="float" office:value="776.216" calcext:value-type="float">
            <text:p>776.216</text:p>
          </table:table-cell>
          <table:table-cell office:value-type="float" office:value="20.2156" calcext:value-type="float">
            <text:p>20.2156</text:p>
          </table:table-cell>
          <table:table-cell office:value-type="float" office:value="-54.475" calcext:value-type="float">
            <text:p>-54.475</text:p>
          </table:table-cell>
          <table:table-cell office:value-type="float" office:value="-70.082" calcext:value-type="float">
            <text:p>-70.082</text:p>
          </table:table-cell>
          <table:table-cell office:value-type="float" office:value="776.269" calcext:value-type="float">
            <text:p>776.269</text:p>
          </table:table-cell>
          <table:table-cell table:formula="of:=([.D13]-[.H13])^2 + ([.I13]-[.E13])^2+([.J13]-[.F13])^2" office:value-type="float" office:value="0.00442653000000025" calcext:value-type="float">
            <text:p>0.00442653</text:p>
          </table:table-cell>
          <table:table-cell table:formula="of:=SQRT([.K13])" office:value-type="float" office:value="0.0665321726685688" calcext:value-type="float">
            <text:p>0.066532172668569</text:p>
          </table:table-cell>
        </table:table-row>
        <table:table-row table:style-name="ro1">
          <table:table-cell table:number-columns-repeated="6"/>
          <table:table-cell table:style-name="ce5"/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0" table:target-range-address="results.A2:results.G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22:51:16.740299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22:52:19.894133042</dc:date>
    <meta:editing-duration>PT33M12S</meta:editing-duration>
    <meta:editing-cycles>3</meta:editing-cycles>
    <meta:generator>LibreOffice/6.1.0.3$Linux_X86_64 LibreOffice_project/10$Build-3</meta:generator>
    <meta:document-statistic meta:table-count="1" meta:cell-count="143" meta:object-count="0"/>
  </office:meta>
</office:document-meta>
</file>